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officeooo:paragraph-rsid="0009089f"/>
    </style:style>
    <style:style style:name="P3" style:family="paragraph" style:parent-style-name="Standard">
      <style:text-properties fo:font-size="18pt" style:font-size-asian="18pt" style:font-size-complex="18pt"/>
    </style:style>
    <style:style style:name="P4" style:family="paragraph" style:parent-style-name="Standard">
      <style:text-properties fo:font-size="16pt" style:font-size-asian="16pt" style:font-size-complex="16pt"/>
    </style:style>
    <style:style style:name="P5" style:family="paragraph" style:parent-style-name="Standard">
      <style:text-properties fo:font-size="12pt" style:font-size-asian="12pt" style:font-size-complex="12pt"/>
    </style:style>
    <style:style style:name="T1" style:family="text">
      <style:text-properties officeooo:rsid="0009089f"/>
    </style:style>
    <style:style style:name="T2" style:family="text">
      <style:text-properties fo:font-style="italic" officeooo:rsid="0009089f" style:font-style-asian="italic" style:font-style-complex="italic"/>
    </style:style>
    <style:style style:name="T3" style:family="text">
      <style:text-properties fo:font-style="normal" officeooo:rsid="0009089f"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3">Larvel Procedure App</text:p>
      <text:p text:style-name="Standard"/>
      <text:p text:style-name="Standard">Procedures.io is a simple app that lets you post procedures (instructions) so it can be saved for a later use. This app is built with Laravel and Vue in mind.</text:p>
      <text:p text:style-name="Standard"/>
      <text:p text:style-name="P1">Features of the App:</text:p>
      <text:p text:style-name="P1"/>
      <text:p text:style-name="Standard">1. Shows most recent 5 items on the main (root) of the webpage from MySQL database.</text:p>
      <text:p text:style-name="Standard">2. Creates a brand new proc<text:span text:style-name="T1">edure to be saved in a MySQL database.</text:span></text:p>
      <text:p text:style-name="Standard"/>
      <text:p text:style-name="Standard">This app takes advantage of the UIKit, Laravel, and VueJS .</text:p>
      <text:p text:style-name="Standard"/>
      <text:p text:style-name="P1">How to use app (End User):</text:p>
      <text:p text:style-name="P1"/>
      <text:p text:style-name="Standard">1. Viewing the procedure<text:span text:style-name="T1">s.</text:span></text:p>
      <text:p text:style-name="Standard"><text:tab/>To view the pro<text:span text:style-name="T1">cedure visit the root endpoint (/) of the site and you will see top 5 listing of the most recent procedures. These procedures can’t be deleted and is only as for showing the purpose of this app.</text:span></text:p>
      <text:p text:style-name="Standard"/>
      <text:p text:style-name="Standard">2. Creating a procedure.</text:p>
      <text:p text:style-name="P2"><text:tab/>To create the proc<text:span text:style-name="T1">edure please visit the “New Procedure” located on the root of the webpage. This form will require both “Title” and “Message” fields. Both fields required minimum number of characters along with max number character. Upon failing any restriction Laravel Validator will <text:s/>output errors which will be shown to the user. After successful insert, the input is sanitized by Laravel using <text:s/>prepare statements and a successful message is displayed with a redirecting message. After </text:span><text:span text:style-name="T2">x</text:span><text:span text:style-name="T3"> seconds the page will be redirected to the root endpoint.</text:span></text:p>
      <text:p text:style-name="Standard"/>
      <text:p text:style-name="Standard"/>
      <text:p text:style-name="P1">Hosting:</text:p>
      <text:p text:style-name="Standard"/>
      <text:p text:style-name="Standard">As of now its hosted on AWS EC2 to keep the cost of the project low and easily maintainable.</text:p>
      <text:p text:style-name="Standard"/>
      <text:p text:style-name="Standard"/>
      <text:p text:style-name="P1">Future Goals:</text:p>
      <text:p text:style-name="P1"/>
      <text:p text:style-name="P5">1. Comment the code.</text:p>
      <text:p text:style-name="P5">2. Add required features such as: Pagination on the Root, Vue Router, Edit &amp; Delete Procedur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9T15:21:22.838179940</meta:creation-date>
    <dc:date>2021-05-09T15:38:53.045158626</dc:date>
    <meta:editing-duration>PT5M56S</meta:editing-duration>
    <meta:editing-cycles>6</meta:editing-cycles>
    <meta:generator>LibreOffice/7.1.2.2$Linux_X86_64 LibreOffice_project/10$Build-2</meta:generator>
    <meta:document-statistic meta:table-count="0" meta:image-count="0" meta:object-count="0" meta:page-count="1" meta:paragraph-count="16" meta:word-count="260" meta:character-count="1469" meta:non-whitespace-character-count="1221"/>
  </office:meta>
</office:document-meta>
</file>